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F0000000438CD2DB99A0E717A51.png" manifest:media-type="image/png"/>
  <manifest:file-entry manifest:full-path="Pictures/1000020100000F00000004384530E0570FF4E023.png" manifest:media-type="image/png"/>
  <manifest:file-entry manifest:full-path="Pictures/1000020100000F000000043841DFFA7B31A8E01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ea7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4.78cm" draw:z-index="0"><draw:image xlink:href="Pictures/1000020100000F00000004384530E0570FF4E023.png" xlink:type="simple" xlink:show="embed" xlink:actuate="onLoad" loext:mime-type="image/png"/></draw:frame></text:p>
      <text:p text:style-name="Standard"><draw:frame draw:style-name="fr1" draw:name="Image2" text:anchor-type="paragraph" svg:width="17cm" svg:height="4.78cm" draw:z-index="1"><draw:image xlink:href="Pictures/1000020100000F00000004384530E0570FF4E023.png" xlink:type="simple" xlink:show="embed" xlink:actuate="onLoad" loext:mime-type="image/png"/></draw:frame></text:p>
      <text:p text:style-name="Standard"/>
      <text:p text:style-name="P1"/>
      <text:section text:style-name="Sect1" text:name="Section1" text:protected="true">
        <text:section-source xlink:href="../large%20resume.odt"/>
        <text:p text:style-name="Text_20_body"/>
      </text:section>
      <text:p text:style-name="P1"><draw:frame draw:style-name="fr1" draw:name="Image3" text:anchor-type="paragraph" svg:width="17cm" svg:height="4.78cm" draw:z-index="2"><draw:image xlink:href="Pictures/1000020100000F000000043841DFFA7B31A8E010.png" xlink:type="simple" xlink:show="embed" xlink:actuate="onLoad" loext:mime-type="image/png"/></draw:frame><draw:frame draw:style-name="fr1" draw:name="Image4" text:anchor-type="paragraph" svg:width="17cm" svg:height="4.78cm" draw:z-index="3"><draw:image xlink:href="Pictures/1000020100000F000000043841DFFA7B31A8E010.png" xlink:type="simple" xlink:show="embed" xlink:actuate="onLoad" loext:mime-type="image/png"/></draw:frame></text:p>
      <text:p text:style-name="P1"/>
      <text:p text:style-name="P1"><draw:frame draw:style-name="fr1" draw:name="Image5" text:anchor-type="paragraph" svg:width="17cm" svg:height="4.78cm" draw:z-index="4"><draw:image xlink:href="Pictures/1000020100000F00000004384530E0570FF4E023.png" xlink:type="simple" xlink:show="embed" xlink:actuate="onLoad" loext:mime-type="image/png"/></draw:frame></text:p>
      <text:p text:style-name="P1"><draw:frame draw:style-name="fr2" draw:name="Image6" text:anchor-type="paragraph" svg:width="17cm" svg:height="4.78cm" draw:z-index="5"><draw:image xlink:href="Pictures/1000020100000F0000000438CD2DB99A0E717A51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1T10:41:32.393120674</meta:creation-date>
    <dc:date>2021-08-10T11:38:43.661981788</dc:date>
    <meta:editing-duration>PT5M1S</meta:editing-duration>
    <meta:editing-cycles>8</meta:editing-cycles>
    <meta:generator>LibreOffice/6.0.7.3$Linux_X86_64 LibreOffice_project/00m0$Build-3</meta:generator>
    <meta:document-statistic meta:table-count="0" meta:image-count="6" meta:object-count="0" meta:page-count="2" meta:paragraph-count="0" meta:word-count="0" meta:character-count="0" meta:non-whitespace-character-count="0"/>
  </office:meta>
</office:document-meta>
</file>